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9.83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9.176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33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99cm"/>
    </style:style>
    <style:style style:name="co14" style:family="table-column">
      <style:table-column-properties fo:break-before="auto" style:column-width="3.542cm"/>
    </style:style>
    <style:style style:name="co15" style:family="table-column">
      <style:table-column-properties fo:break-before="auto" style:column-width="3.621cm"/>
    </style:style>
    <style:style style:name="co16" style:family="table-column">
      <style:table-column-properties fo:break-before="auto" style:column-width="3.725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1.226cm"/>
    </style:style>
    <style:style style:name="co19" style:family="table-column">
      <style:table-column-properties fo:break-before="auto" style:column-width="1.277cm"/>
    </style:style>
    <style:style style:name="co20" style:family="table-column">
      <style:table-column-properties fo:break-before="auto" style:column-width="1.462cm"/>
    </style:style>
    <style:style style:name="co21" style:family="table-column">
      <style:table-column-properties fo:break-before="auto" style:column-width="1.071cm"/>
    </style:style>
    <style:style style:name="co22" style:family="table-column">
      <style:table-column-properties fo:break-before="auto" style:column-width="9.48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2.404cm"/>
    </style:style>
    <style:style style:name="co25" style:family="table-column">
      <style:table-column-properties fo:break-before="auto" style:column-width="3.985cm"/>
    </style:style>
    <style:style style:name="co26" style:family="table-column">
      <style:table-column-properties fo:break-before="auto" style:column-width="4.12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739cm"/>
    </style:style>
    <style:style style:name="co29" style:family="table-column">
      <style:table-column-properties fo:break-before="auto" style:column-width="3.847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261cm"/>
    </style:style>
    <style:style style:name="co32" style:family="table-column">
      <style:table-column-properties fo:break-before="auto" style:column-width="1.316cm"/>
    </style:style>
    <style:style style:name="co3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_Junc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59.34169145003" calcext:value-type="float">
            <text:p>1659,34169145003</text:p>
          </table:table-cell>
          <table:table-cell office:value-type="float" office:value="1204.64375200027" calcext:value-type="float">
            <text:p>1204,64375200027</text:p>
          </table:table-cell>
          <table:table-cell office:value-type="float" office:value="1955.20877200033" calcext:value-type="float">
            <text:p>1955,20877200033</text:p>
          </table:table-cell>
          <table:table-cell office:value-type="float" office:value="14327" calcext:value-type="float">
            <text:p>143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1900" calcext:value-type="float">
            <text:p>1900</text:p>
          </table:table-cell>
          <table:table-cell table:number-columns-repeated="6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744.04250619991" calcext:value-type="float">
            <text:p>1744,04250619991</text:p>
          </table:table-cell>
          <table:table-cell office:value-type="float" office:value="1334.43516000079" calcext:value-type="float">
            <text:p>1334,43516000079</text:p>
          </table:table-cell>
          <table:table-cell office:value-type="float" office:value="2578.06655400054" calcext:value-type="float">
            <text:p>2578,06655400054</text:p>
          </table:table-cell>
          <table:table-cell office:value-type="float" office:value="19227" calcext:value-type="float">
            <text:p>192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number-columns-repeated="6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355.98912100004" calcext:value-type="float">
            <text:p>2355,98912100004</text:p>
          </table:table-cell>
          <table:table-cell office:value-type="float" office:value="1356.84928499904" calcext:value-type="float">
            <text:p>1356,84928499904</text:p>
          </table:table-cell>
          <table:table-cell office:value-type="float" office:value="3353.36271300002" calcext:value-type="float">
            <text:p>3353,36271300002</text:p>
          </table:table-cell>
          <table:table-cell office:value-type="float" office:value="33354.55" calcext:value-type="float">
            <text:p>33354,55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2900" calcext:value-type="float">
            <text:p>2900</text:p>
          </table:table-cell>
          <table:table-cell office:value-type="float" office:value="3100" calcext:value-type="float">
            <text:p>3100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facebook/react-nativ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7276.4675734501" calcext:value-type="float">
            <text:p>17276,4675734501</text:p>
          </table:table-cell>
          <table:table-cell office:value-type="float" office:value="691.716981998979" calcext:value-type="float">
            <text:p>691,716981998979</text:p>
          </table:table-cell>
          <table:table-cell office:value-type="float" office:value="57356.1349359989" calcext:value-type="float">
            <text:p>57356,1349359989</text:p>
          </table:table-cell>
          <table:table-cell office:value-type="float" office:value="24040.8" calcext:value-type="float">
            <text:p>24040,8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34000" calcext:value-type="float">
            <text:p>34000</text:p>
          </table:table-cell>
          <table:table-cell table:number-columns-repeated="6"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901.81580059989" calcext:value-type="float">
            <text:p>4901,81580059989</text:p>
          </table:table-cell>
          <table:table-cell office:value-type="float" office:value="1699.09187600024" calcext:value-type="float">
            <text:p>1699,09187600024</text:p>
          </table:table-cell>
          <table:table-cell office:value-type="float" office:value="57590.137788" calcext:value-type="float">
            <text:p>57590,137788</text:p>
          </table:table-cell>
          <table:table-cell office:value-type="float" office:value="32526" calcext:value-type="float">
            <text:p>32526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table:number-columns-repeated="6" office:value-type="float" office:value="58000" calcext:value-type="float">
            <text:p>58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899.91499428574" calcext:value-type="float">
            <text:p>1899,91499428574</text:p>
          </table:table-cell>
          <table:table-cell office:value-type="float" office:value="598.532960000739" calcext:value-type="float">
            <text:p>598,532960000739</text:p>
          </table:table-cell>
          <table:table-cell office:value-type="float" office:value="2614.96687399995" calcext:value-type="float">
            <text:p>2614,96687399995</text:p>
          </table:table-cell>
          <table:table-cell office:value-type="float" office:value="28383" calcext:value-type="float">
            <text:p>28383</text:p>
          </table:table-cell>
          <table:table-cell office:value-type="float" office:value="0.210841574929717" calcext:value-type="float">
            <text:p>0,210841574929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0" calcext:value-type="float">
            <text:p>2200</text:p>
          </table:table-cell>
          <table:table-cell table:number-columns-repeated="2" office:value-type="float" office:value="2300" calcext:value-type="float">
            <text:p>230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5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567.25057665017" calcext:value-type="float">
            <text:p>3567,25057665017</text:p>
          </table:table-cell>
          <table:table-cell office:value-type="float" office:value="1160.55979399971" calcext:value-type="float">
            <text:p>1160,55979399971</text:p>
          </table:table-cell>
          <table:table-cell office:value-type="float" office:value="4860.46744299892" calcext:value-type="float">
            <text:p>4860,46744299892</text:p>
          </table:table-cell>
          <table:table-cell office:value-type="float" office:value="37846" calcext:value-type="float">
            <text:p>37846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table:number-columns-repeated="6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046.9041986501" calcext:value-type="float">
            <text:p>2046,9041986501</text:p>
          </table:table-cell>
          <table:table-cell office:value-type="float" office:value="1044.6904190012" calcext:value-type="float">
            <text:p>1044,6904190012</text:p>
          </table:table-cell>
          <table:table-cell office:value-type="float" office:value="2810.69076600033" calcext:value-type="float">
            <text:p>2810,69076600033</text:p>
          </table:table-cell>
          <table:table-cell office:value-type="float" office:value="36161.8" calcext:value-type="float">
            <text:p>36161,8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table:number-columns-repeated="6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68.52910047846" calcext:value-type="float">
            <text:p>2668,52910047846</text:p>
          </table:table-cell>
          <table:table-cell office:value-type="float" office:value="735.455805999663" calcext:value-type="float">
            <text:p>735,455805999663</text:p>
          </table:table-cell>
          <table:table-cell office:value-type="float" office:value="6001.40129700048" calcext:value-type="float">
            <text:p>6001,40129700048</text:p>
          </table:table-cell>
          <table:table-cell office:value-type="float" office:value="18072.6086956522" calcext:value-type="float">
            <text:p>18072,6086956522</text:p>
          </table:table-cell>
          <table:table-cell office:value-type="float" office:value="0.230921724923023" calcext:value-type="float">
            <text:p>0,2309217249230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5900" calcext:value-type="float">
            <text:p>5900</text:p>
          </table:table-cell>
          <table:table-cell table:number-columns-repeated="7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8509.4975800414" calcext:value-type="float">
            <text:p>8509,4975800414</text:p>
          </table:table-cell>
          <table:table-cell office:value-type="float" office:value="1549.23883699848" calcext:value-type="float">
            <text:p>1549,23883699848</text:p>
          </table:table-cell>
          <table:table-cell office:value-type="float" office:value="20045.4535450008" calcext:value-type="float">
            <text:p>20045,4535450008</text:p>
          </table:table-cell>
          <table:table-cell office:value-type="float" office:value="10187.9166666667" calcext:value-type="float">
            <text:p>10187,9166666667</text:p>
          </table:table-cell>
          <table:table-cell office:value-type="float" office:value="0.240961799919677" calcext:value-type="float">
            <text:p>0,240961799919677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6200" calcext:value-type="float">
            <text:p>6200</text:p>
          </table:table-cell>
          <table:table-cell table:number-columns-repeated="9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694.89690130771" calcext:value-type="float">
            <text:p>4694,89690130771</text:p>
          </table:table-cell>
          <table:table-cell office:value-type="float" office:value="598.532960000739" calcext:value-type="float">
            <text:p>598,532960000739</text:p>
          </table:table-cell>
          <table:table-cell office:value-type="float" office:value="57590.137788" calcext:value-type="float">
            <text:p>57590,137788</text:p>
          </table:table-cell>
          <table:table-cell office:value-type="float" office:value="25028.2980769231" calcext:value-type="float">
            <text:p>25028,2980769231</text:p>
          </table:table-cell>
          <table:table-cell office:value-type="float" office:value="2.08833559930386" calcext:value-type="float">
            <text:p>2,08833559930386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6000" calcext:value-type="float">
            <text:p>6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34000" calcext:value-type="float">
            <text:p>34000</text:p>
          </table:table-cell>
          <table:table-cell table:number-columns-repeated="3" office:value-type="float" office:value="58000" calcext:value-type="float">
            <text:p>5800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5744.56564454" calcext:value-type="float">
            <text:p>15744,56564454</text:p>
          </table:table-cell>
          <table:table-cell office:value-type="float" office:value="9978.70615600004" calcext:value-type="float">
            <text:p>9978,70615600004</text:p>
          </table:table-cell>
          <table:table-cell office:value-type="float" office:value="18606.0552850013" calcext:value-type="float">
            <text:p>18606,0552850013</text:p>
          </table:table-cell>
          <table:table-cell office:value-type="float" office:value="14327" calcext:value-type="float">
            <text:p>14327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5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4692.9316364601" calcext:value-type="float">
            <text:p>14692,9316364601</text:p>
          </table:table-cell>
          <table:table-cell office:value-type="float" office:value="5920.30625699954" calcext:value-type="float">
            <text:p>5920,30625699954</text:p>
          </table:table-cell>
          <table:table-cell office:value-type="float" office:value="19784.8508810002" calcext:value-type="float">
            <text:p>19784,8508810002</text:p>
          </table:table-cell>
          <table:table-cell office:value-type="float" office:value="18529.5" calcext:value-type="float">
            <text:p>18529,5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7000" calcext:value-type="float">
            <text:p>17000</text:p>
          </table:table-cell>
          <table:table-cell table:number-columns-repeated="4" office:value-type="float" office:value="18000" calcext:value-type="float">
            <text:p>18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6348.0386066191" calcext:value-type="float">
            <text:p>16348,0386066191</text:p>
          </table:table-cell>
          <table:table-cell office:value-type="float" office:value="10601.0531619995" calcext:value-type="float">
            <text:p>10601,0531619995</text:p>
          </table:table-cell>
          <table:table-cell office:value-type="float" office:value="20244.6677120006" calcext:value-type="float">
            <text:p>20244,6677120006</text:p>
          </table:table-cell>
          <table:table-cell office:value-type="float" office:value="33611.7619047619" calcext:value-type="float">
            <text:p>33611,7619047619</text:p>
          </table:table-cell>
          <table:table-cell office:value-type="float" office:value="0.431602111863831" calcext:value-type="float">
            <text:p>0,431602111863831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2" office:value-type="float" office:value="19000" calcext:value-type="float">
            <text:p>19000</text:p>
          </table:table-cell>
          <table:table-cell table:number-columns-repeated="5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6642.681902" calcext:value-type="float">
            <text:p>16642,681902</text:p>
          </table:table-cell>
          <table:table-cell office:value-type="float" office:value="14723.6486129987" calcext:value-type="float">
            <text:p>14723,6486129987</text:p>
          </table:table-cell>
          <table:table-cell office:value-type="float" office:value="19398.535712" calcext:value-type="float">
            <text:p>19398,535712</text:p>
          </table:table-cell>
          <table:table-cell office:value-type="float" office:value="32526" calcext:value-type="float">
            <text:p>32526</text:p>
          </table:table-cell>
          <table:table-cell office:value-type="float" office:value="0.0924861668279639" calcext:value-type="float">
            <text:p>0,09248616682796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table:number-columns-repeated="7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2705.0488275401" calcext:value-type="float">
            <text:p>12705,0488275401</text:p>
          </table:table-cell>
          <table:table-cell office:value-type="float" office:value="1879.00608600103" calcext:value-type="float">
            <text:p>1879,00608600103</text:p>
          </table:table-cell>
          <table:table-cell office:value-type="float" office:value="19503.7827590004" calcext:value-type="float">
            <text:p>19503,7827590004</text:p>
          </table:table-cell>
          <table:table-cell office:value-type="float" office:value="28383" calcext:value-type="float">
            <text:p>28383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float" office:value="17000" calcext:value-type="float">
            <text:p>17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4069.9708954299" calcext:value-type="float">
            <text:p>14069,9708954299</text:p>
          </table:table-cell>
          <table:table-cell office:value-type="float" office:value="4823.02236100077" calcext:value-type="float">
            <text:p>4823,02236100077</text:p>
          </table:table-cell>
          <table:table-cell office:value-type="float" office:value="19601.3972829987" calcext:value-type="float">
            <text:p>19601,3972829987</text:p>
          </table:table-cell>
          <table:table-cell office:value-type="float" office:value="37846" calcext:value-type="float">
            <text:p>37846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7323.6220247271" calcext:value-type="float">
            <text:p>17323,6220247271</text:p>
          </table:table-cell>
          <table:table-cell office:value-type="float" office:value="14506.8881839998" calcext:value-type="float">
            <text:p>14506,8881839998</text:p>
          </table:table-cell>
          <table:table-cell office:value-type="float" office:value="19389.5838139997" calcext:value-type="float">
            <text:p>19389,5838139997</text:p>
          </table:table-cell>
          <table:table-cell office:value-type="float" office:value="35471.0909090909" calcext:value-type="float">
            <text:p>35471,0909090909</text:p>
          </table:table-cell>
          <table:table-cell office:value-type="float" office:value="0.226077296690578" calcext:value-type="float">
            <text:p>0,2260772966905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8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5916.44905191997" calcext:value-type="float">
            <text:p>5916,44905191997</text:p>
          </table:table-cell>
          <table:table-cell office:value-type="float" office:value="735.549409999294" calcext:value-type="float">
            <text:p>735,549409999294</text:p>
          </table:table-cell>
          <table:table-cell office:value-type="float" office:value="15682.9180260011" calcext:value-type="float">
            <text:p>15682,9180260011</text:p>
          </table:table-cell>
          <table:table-cell office:value-type="float" office:value="8500.8" calcext:value-type="float">
            <text:p>8500,8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8000" calcext:value-type="float">
            <text:p>80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4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3054.2170056799" calcext:value-type="float">
            <text:p>13054,2170056799</text:p>
          </table:table-cell>
          <table:table-cell office:value-type="float" office:value="1400.67181099948" calcext:value-type="float">
            <text:p>1400,67181099948</text:p>
          </table:table-cell>
          <table:table-cell office:value-type="float" office:value="21846.7092589999" calcext:value-type="float">
            <text:p>21846,7092589999</text:p>
          </table:table-cell>
          <table:table-cell office:value-type="float" office:value="11237.55" calcext:value-type="float">
            <text:p>11237,55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table:number-columns-repeated="7" office:value-type="float" office:value="22000" calcext:value-type="float">
            <text:p>22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3129.0338028187" calcext:value-type="float">
            <text:p>13129,0338028187</text:p>
          </table:table-cell>
          <table:table-cell office:value-type="float" office:value="735.549409999294" calcext:value-type="float">
            <text:p>735,549409999294</text:p>
          </table:table-cell>
          <table:table-cell office:value-type="float" office:value="21846.7092589999" calcext:value-type="float">
            <text:p>21846,7092589999</text:p>
          </table:table-cell>
          <table:table-cell office:value-type="float" office:value="21347.9598811293" calcext:value-type="float">
            <text:p>21347,9598811293</text:p>
          </table:table-cell>
          <table:table-cell office:value-type="float" office:value="6.91591003057996" calcext:value-type="float">
            <text:p>6,91591003057996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1000" calcext:value-type="float">
            <text:p>21000</text:p>
          </table:table-cell>
          <table:table-cell table:number-columns-repeated="4" office:value-type="float" office:value="22000" calcext:value-type="float">
            <text:p>2200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12444.4421427756" calcext:value-type="float">
            <text:p>12444,4421427756</text:p>
          </table:table-cell>
          <table:table-cell office:value-type="float" office:value="2941.94829000116" calcext:value-type="float">
            <text:p>2941,94829000116</text:p>
          </table:table-cell>
          <table:table-cell office:value-type="float" office:value="27381.9914989999" calcext:value-type="float">
            <text:p>27381,9914989999</text:p>
          </table:table-cell>
          <table:table-cell office:value-type="float" office:value="7789.85714285714" calcext:value-type="float">
            <text:p>7789,85714285714</text:p>
          </table:table-cell>
          <table:table-cell office:value-type="float" office:value="0.46246679342234" calcext:value-type="float">
            <text:p>0,46246679342234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table:number-columns-repeated="5"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9460.7674189121" calcext:value-type="float">
            <text:p>19460,7674189121</text:p>
          </table:table-cell>
          <table:table-cell office:value-type="float" office:value="3603.36557700066" calcext:value-type="float">
            <text:p>3603,36557700066</text:p>
          </table:table-cell>
          <table:table-cell office:value-type="float" office:value="33362.5783729985" calcext:value-type="float">
            <text:p>33362,5783729985</text:p>
          </table:table-cell>
          <table:table-cell office:value-type="float" office:value="11010.5494505495" calcext:value-type="float">
            <text:p>11010,5494505495</text:p>
          </table:table-cell>
          <table:table-cell office:value-type="float" office:value="0.858866902070059" calcext:value-type="float">
            <text:p>0,858866902070059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00" calcext:value-type="float">
            <text:p>31000</text:p>
          </table:table-cell>
          <table:table-cell table:number-columns-repeated="6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9521.5549264443" calcext:value-type="float">
            <text:p>19521,5549264443</text:p>
          </table:table-cell>
          <table:table-cell office:value-type="float" office:value="2978.61050699976" calcext:value-type="float">
            <text:p>2978,61050699976</text:p>
          </table:table-cell>
          <table:table-cell office:value-type="float" office:value="39937.102498001" calcext:value-type="float">
            <text:p>39937,102498001</text:p>
          </table:table-cell>
          <table:table-cell office:value-type="float" office:value="18151.2777777778" calcext:value-type="float">
            <text:p>18151,2777777778</text:p>
          </table:table-cell>
          <table:table-cell office:value-type="float" office:value="0.169885760849023" calcext:value-type="float">
            <text:p>0,169885760849023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table:number-columns-repeated="6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8804.4803856666" calcext:value-type="float">
            <text:p>18804,4803856666</text:p>
          </table:table-cell>
          <table:table-cell office:value-type="float" office:value="1240.83812199933" calcext:value-type="float">
            <text:p>1240,83812199933</text:p>
          </table:table-cell>
          <table:table-cell office:value-type="float" office:value="30575.7791380001" calcext:value-type="float">
            <text:p>30575,7791380001</text:p>
          </table:table-cell>
          <table:table-cell office:value-type="float" office:value="27992.5866666667" calcext:value-type="float">
            <text:p>27992,5866666667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30000" calcext:value-type="float">
            <text:p>30000</text:p>
          </table:table-cell>
          <table:table-cell table:number-columns-repeated="3"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24853.3508816935" calcext:value-type="float">
            <text:p>24853,3508816935</text:p>
          </table:table-cell>
          <table:table-cell office:value-type="float" office:value="2306.82672400144" calcext:value-type="float">
            <text:p>2306,82672400144</text:p>
          </table:table-cell>
          <table:table-cell office:value-type="float" office:value="40643.9167109984" calcext:value-type="float">
            <text:p>40643,9167109984</text:p>
          </table:table-cell>
          <table:table-cell office:value-type="float" office:value="36057.5255474453" calcext:value-type="float">
            <text:p>36057,5255474453</text:p>
          </table:table-cell>
          <table:table-cell office:value-type="float" office:value="1.29301940201756" calcext:value-type="float">
            <text:p>1,29301940201756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number-columns-repeated="2"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40000" calcext:value-type="float">
            <text:p>40000</text:p>
          </table:table-cell>
          <table:table-cell table:number-columns-repeated="4"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2680.5256310909" calcext:value-type="float">
            <text:p>22680,5256310909</text:p>
          </table:table-cell>
          <table:table-cell office:value-type="float" office:value="2989.51579999994" calcext:value-type="float">
            <text:p>2989,51579999994</text:p>
          </table:table-cell>
          <table:table-cell office:value-type="float" office:value="32570.9311430001" calcext:value-type="float">
            <text:p>32570,9311430001</text:p>
          </table:table-cell>
          <table:table-cell office:value-type="float" office:value="19981.2727272727" calcext:value-type="float">
            <text:p>19981,2727272727</text:p>
          </table:table-cell>
          <table:table-cell office:value-type="float" office:value="0.103819076074403" calcext:value-type="float">
            <text:p>0,103819076074403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27000" calcext:value-type="float">
            <text:p>27000</text:p>
          </table:table-cell>
          <table:table-cell table:number-columns-repeated="7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7938.29483947332" calcext:value-type="float">
            <text:p>7938,29483947332</text:p>
          </table:table-cell>
          <table:table-cell office:value-type="float" office:value="666.526083999997" calcext:value-type="float">
            <text:p>666,526083999997</text:p>
          </table:table-cell>
          <table:table-cell office:value-type="float" office:value="11817.5373490012" calcext:value-type="float">
            <text:p>11817,5373490012</text:p>
          </table:table-cell>
          <table:table-cell office:value-type="float" office:value="7693.2" calcext:value-type="float">
            <text:p>7693,2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5" office:value-type="float" office:value="11000" calcext:value-type="float">
            <text:p>11000</text:p>
          </table:table-cell>
          <table:table-cell table:number-columns-repeated="5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2688.3850279535" calcext:value-type="float">
            <text:p>12688,3850279535</text:p>
          </table:table-cell>
          <table:table-cell office:value-type="float" office:value="2135.85781099937" calcext:value-type="float">
            <text:p>2135,85781099937</text:p>
          </table:table-cell>
          <table:table-cell office:value-type="float" office:value="25247.7611869999" calcext:value-type="float">
            <text:p>25247,7611869999</text:p>
          </table:table-cell>
          <table:table-cell office:value-type="float" office:value="11410.82" calcext:value-type="float">
            <text:p>11410,82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71.3814543532" calcext:value-type="float">
            <text:p>16271,3814543532</text:p>
          </table:table-cell>
          <table:table-cell office:value-type="float" office:value="666.526083999997" calcext:value-type="float">
            <text:p>666,526083999997</text:p>
          </table:table-cell>
          <table:table-cell office:value-type="float" office:value="40643.9167109984" calcext:value-type="float">
            <text:p>40643,9167109984</text:p>
          </table:table-cell>
          <table:table-cell office:value-type="float" office:value="18431.9470899471" calcext:value-type="float">
            <text:p>18431,9470899471</text:p>
          </table:table-cell>
          <table:table-cell office:value-type="float" office:value="7.13520195565895" calcext:value-type="float">
            <text:p>7,13520195565895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41000" calcext:value-type="float">
            <text:p>41000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59.34169145003" calcext:value-type="float">
            <text:p>1659,34169145003</text:p>
          </table:table-cell>
          <table:table-cell office:value-type="float" office:value="1204.64375200027" calcext:value-type="float">
            <text:p>1204,64375200027</text:p>
          </table:table-cell>
          <table:table-cell office:value-type="float" office:value="1955.20877200033" calcext:value-type="float">
            <text:p>1955,20877200033</text:p>
          </table:table-cell>
          <table:table-cell office:value-type="float" office:value="14327" calcext:value-type="float">
            <text:p>143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string" calcext:value-type="string">
            <text:p>/?url=https://github,com/carlosruan12307?tab=repositori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5744.56564454" calcext:value-type="float">
            <text:p>15744,56564454</text:p>
          </table:table-cell>
          <table:table-cell office:value-type="float" office:value="9978.70615600004" calcext:value-type="float">
            <text:p>9978,70615600004</text:p>
          </table:table-cell>
          <table:table-cell office:value-type="float" office:value="18606.0552850013" calcext:value-type="float">
            <text:p>18606,0552850013</text:p>
          </table:table-cell>
          <table:table-cell office:value-type="float" office:value="14327" calcext:value-type="float">
            <text:p>14327</text:p>
          </table:table-cell>
          <table:table-cell office:value-type="float" office:value="1.02762407586627" calcext:value-type="float">
            <text:p>1,02762407586627</text:p>
          </table:table-cell>
          <table:table-cell office:value-type="string" calcext:value-type="string">
            <text:p>/?url=https://github,com/carlosruan12307?tab=repositori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12444.4421427756" calcext:value-type="float">
            <text:p>12444,4421427756</text:p>
          </table:table-cell>
          <table:table-cell office:value-type="float" office:value="2941.94829000116" calcext:value-type="float">
            <text:p>2941,94829000116</text:p>
          </table:table-cell>
          <table:table-cell office:value-type="float" office:value="27381.9914989999" calcext:value-type="float">
            <text:p>27381,9914989999</text:p>
          </table:table-cell>
          <table:table-cell office:value-type="float" office:value="7789.85714285714" calcext:value-type="float">
            <text:p>7789,85714285714</text:p>
          </table:table-cell>
          <table:table-cell office:value-type="float" office:value="0.46246679342234" calcext:value-type="float">
            <text:p>0,46246679342234</text:p>
          </table:table-cell>
          <table:table-cell office:value-type="string" calcext:value-type="string">
            <text:p>/?url=https://github,com/carlosruan12307?tab=repositories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pat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_user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744.04250619991" calcext:value-type="float">
            <text:p>1744,04250619991</text:p>
          </table:table-cell>
          <table:table-cell office:value-type="float" office:value="1334.43516000079" calcext:value-type="float">
            <text:p>1334,43516000079</text:p>
          </table:table-cell>
          <table:table-cell office:value-type="float" office:value="2578.06655400054" calcext:value-type="float">
            <text:p>2578,06655400054</text:p>
          </table:table-cell>
          <table:table-cell office:value-type="float" office:value="19227" calcext:value-type="float">
            <text:p>192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string" calcext:value-type="string">
            <text:p>/?url=https://github,com/covid19india/covid19india-reac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_user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4692.9316364601" calcext:value-type="float">
            <text:p>14692,9316364601</text:p>
          </table:table-cell>
          <table:table-cell office:value-type="float" office:value="5920.30625699954" calcext:value-type="float">
            <text:p>5920,30625699954</text:p>
          </table:table-cell>
          <table:table-cell office:value-type="float" office:value="19784.8508810002" calcext:value-type="float">
            <text:p>19784,8508810002</text:p>
          </table:table-cell>
          <table:table-cell office:value-type="float" office:value="18529.5" calcext:value-type="float">
            <text:p>18529,5</text:p>
          </table:table-cell>
          <table:table-cell office:value-type="float" office:value="1.02762407586627" calcext:value-type="float">
            <text:p>1,02762407586627</text:p>
          </table:table-cell>
          <table:table-cell office:value-type="string" calcext:value-type="string">
            <text:p>/?url=https://github,com/covid19india/covid19india-reac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000_users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9460.7674189121" calcext:value-type="float">
            <text:p>19460,7674189121</text:p>
          </table:table-cell>
          <table:table-cell office:value-type="float" office:value="3603.36557700066" calcext:value-type="float">
            <text:p>3603,36557700066</text:p>
          </table:table-cell>
          <table:table-cell office:value-type="float" office:value="33362.5783729985" calcext:value-type="float">
            <text:p>33362,5783729985</text:p>
          </table:table-cell>
          <table:table-cell office:value-type="float" office:value="11010.5494505495" calcext:value-type="float">
            <text:p>11010,5494505495</text:p>
          </table:table-cell>
          <table:table-cell office:value-type="float" office:value="0.858866902070059" calcext:value-type="float">
            <text:p>0,858866902070059</text:p>
          </table:table-cell>
          <table:table-cell office:value-type="string" calcext:value-type="string">
            <text:p>/?url=https://github,com/covid19india/covid19india-react</text:p>
          </table:table-cell>
          <table:table-cell table:number-columns-repeated="7"/>
        </table:table-row>
      </table:table>
      <table:table table:name="1000_Python_noRedis_Locu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12444.4421427756" calcext:value-type="float">
            <text:p>12444,4421427756</text:p>
          </table:table-cell>
          <table:table-cell office:value-type="float" office:value="2941.94829000116" calcext:value-type="float">
            <text:p>2941,94829000116</text:p>
          </table:table-cell>
          <table:table-cell office:value-type="float" office:value="27381.9914989999" calcext:value-type="float">
            <text:p>27381,9914989999</text:p>
          </table:table-cell>
          <table:table-cell office:value-type="float" office:value="7789.85714285714" calcext:value-type="float">
            <text:p>7789,85714285714</text:p>
          </table:table-cell>
          <table:table-cell office:value-type="float" office:value="0.46246679342234" calcext:value-type="float">
            <text:p>0,46246679342234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table:number-columns-repeated="2"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table:number-columns-repeated="5"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9460.7674189121" calcext:value-type="float">
            <text:p>19460,7674189121</text:p>
          </table:table-cell>
          <table:table-cell office:value-type="float" office:value="3603.36557700066" calcext:value-type="float">
            <text:p>3603,36557700066</text:p>
          </table:table-cell>
          <table:table-cell office:value-type="float" office:value="33362.5783729985" calcext:value-type="float">
            <text:p>33362,5783729985</text:p>
          </table:table-cell>
          <table:table-cell office:value-type="float" office:value="11010.5494505495" calcext:value-type="float">
            <text:p>11010,5494505495</text:p>
          </table:table-cell>
          <table:table-cell office:value-type="float" office:value="0.858866902070059" calcext:value-type="float">
            <text:p>0,858866902070059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1000" calcext:value-type="float">
            <text:p>31000</text:p>
          </table:table-cell>
          <table:table-cell table:number-columns-repeated="6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9521.5549264443" calcext:value-type="float">
            <text:p>19521,5549264443</text:p>
          </table:table-cell>
          <table:table-cell office:value-type="float" office:value="2978.61050699976" calcext:value-type="float">
            <text:p>2978,61050699976</text:p>
          </table:table-cell>
          <table:table-cell office:value-type="float" office:value="39937.102498001" calcext:value-type="float">
            <text:p>39937,102498001</text:p>
          </table:table-cell>
          <table:table-cell office:value-type="float" office:value="18151.2777777778" calcext:value-type="float">
            <text:p>18151,2777777778</text:p>
          </table:table-cell>
          <table:table-cell office:value-type="float" office:value="0.169885760849023" calcext:value-type="float">
            <text:p>0,169885760849023</text:p>
          </table:table-cell>
          <table:table-cell office:value-type="float" office:value="0" calcext:value-type="float">
            <text:p>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table:number-columns-repeated="6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8804.4803856666" calcext:value-type="float">
            <text:p>18804,4803856666</text:p>
          </table:table-cell>
          <table:table-cell office:value-type="float" office:value="1240.83812199933" calcext:value-type="float">
            <text:p>1240,83812199933</text:p>
          </table:table-cell>
          <table:table-cell office:value-type="float" office:value="30575.7791380001" calcext:value-type="float">
            <text:p>30575,7791380001</text:p>
          </table:table-cell>
          <table:table-cell office:value-type="float" office:value="27992.5866666667" calcext:value-type="float">
            <text:p>27992,5866666667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30000" calcext:value-type="float">
            <text:p>30000</text:p>
          </table:table-cell>
          <table:table-cell table:number-columns-repeated="3"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24853.3508816935" calcext:value-type="float">
            <text:p>24853,3508816935</text:p>
          </table:table-cell>
          <table:table-cell office:value-type="float" office:value="2306.82672400144" calcext:value-type="float">
            <text:p>2306,82672400144</text:p>
          </table:table-cell>
          <table:table-cell office:value-type="float" office:value="40643.9167109984" calcext:value-type="float">
            <text:p>40643,9167109984</text:p>
          </table:table-cell>
          <table:table-cell office:value-type="float" office:value="36057.5255474453" calcext:value-type="float">
            <text:p>36057,5255474453</text:p>
          </table:table-cell>
          <table:table-cell office:value-type="float" office:value="1.29301940201756" calcext:value-type="float">
            <text:p>1,29301940201756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number-columns-repeated="2"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31000" calcext:value-type="float">
            <text:p>31000</text:p>
          </table:table-cell>
          <table:table-cell office:value-type="float" office:value="40000" calcext:value-type="float">
            <text:p>40000</text:p>
          </table:table-cell>
          <table:table-cell table:number-columns-repeated="4"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2680.5256310909" calcext:value-type="float">
            <text:p>22680,5256310909</text:p>
          </table:table-cell>
          <table:table-cell office:value-type="float" office:value="2989.51579999994" calcext:value-type="float">
            <text:p>2989,51579999994</text:p>
          </table:table-cell>
          <table:table-cell office:value-type="float" office:value="32570.9311430001" calcext:value-type="float">
            <text:p>32570,9311430001</text:p>
          </table:table-cell>
          <table:table-cell office:value-type="float" office:value="19981.2727272727" calcext:value-type="float">
            <text:p>19981,2727272727</text:p>
          </table:table-cell>
          <table:table-cell office:value-type="float" office:value="0.103819076074403" calcext:value-type="float">
            <text:p>0,103819076074403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27000" calcext:value-type="float">
            <text:p>27000</text:p>
          </table:table-cell>
          <table:table-cell table:number-columns-repeated="7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7938.29483947332" calcext:value-type="float">
            <text:p>7938,29483947332</text:p>
          </table:table-cell>
          <table:table-cell office:value-type="float" office:value="666.526083999997" calcext:value-type="float">
            <text:p>666,526083999997</text:p>
          </table:table-cell>
          <table:table-cell office:value-type="float" office:value="11817.5373490012" calcext:value-type="float">
            <text:p>11817,5373490012</text:p>
          </table:table-cell>
          <table:table-cell office:value-type="float" office:value="7693.2" calcext:value-type="float">
            <text:p>7693,2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5" office:value-type="float" office:value="11000" calcext:value-type="float">
            <text:p>11000</text:p>
          </table:table-cell>
          <table:table-cell table:number-columns-repeated="5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2688.3850279535" calcext:value-type="float">
            <text:p>12688,3850279535</text:p>
          </table:table-cell>
          <table:table-cell office:value-type="float" office:value="2135.85781099937" calcext:value-type="float">
            <text:p>2135,85781099937</text:p>
          </table:table-cell>
          <table:table-cell office:value-type="float" office:value="25247.7611869999" calcext:value-type="float">
            <text:p>25247,7611869999</text:p>
          </table:table-cell>
          <table:table-cell office:value-type="float" office:value="11410.82" calcext:value-type="float">
            <text:p>11410,82</text:p>
          </table:table-cell>
          <table:table-cell office:value-type="float" office:value="1.41571467374186" calcext:value-type="float">
            <text:p>1,41571467374186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71.3814543532" calcext:value-type="float">
            <text:p>16271,3814543532</text:p>
          </table:table-cell>
          <table:table-cell office:value-type="float" office:value="666.526083999997" calcext:value-type="float">
            <text:p>666,526083999997</text:p>
          </table:table-cell>
          <table:table-cell office:value-type="float" office:value="40643.9167109984" calcext:value-type="float">
            <text:p>40643,9167109984</text:p>
          </table:table-cell>
          <table:table-cell office:value-type="float" office:value="18431.9470899471" calcext:value-type="float">
            <text:p>18431,9470899471</text:p>
          </table:table-cell>
          <table:table-cell office:value-type="float" office:value="7.13520195565895" calcext:value-type="float">
            <text:p>7,13520195565895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41000" calcext:value-type="float">
            <text:p>41000</text:p>
          </table:table-cell>
        </table:table-row>
      </table:table>
      <table:table table:name="100_Python_noRedis_Locu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15744.56564454" calcext:value-type="float">
            <text:p>15744,56564454</text:p>
          </table:table-cell>
          <table:table-cell office:value-type="float" office:value="9978.70615600004" calcext:value-type="float">
            <text:p>9978,70615600004</text:p>
          </table:table-cell>
          <table:table-cell office:value-type="float" office:value="18606.0552850013" calcext:value-type="float">
            <text:p>18606,0552850013</text:p>
          </table:table-cell>
          <table:table-cell office:value-type="float" office:value="14327" calcext:value-type="float">
            <text:p>14327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5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4692.9316364601" calcext:value-type="float">
            <text:p>14692,9316364601</text:p>
          </table:table-cell>
          <table:table-cell office:value-type="float" office:value="5920.30625699954" calcext:value-type="float">
            <text:p>5920,30625699954</text:p>
          </table:table-cell>
          <table:table-cell office:value-type="float" office:value="19784.8508810002" calcext:value-type="float">
            <text:p>19784,8508810002</text:p>
          </table:table-cell>
          <table:table-cell office:value-type="float" office:value="18529.5" calcext:value-type="float">
            <text:p>18529,5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7000" calcext:value-type="float">
            <text:p>17000</text:p>
          </table:table-cell>
          <table:table-cell table:number-columns-repeated="4" office:value-type="float" office:value="18000" calcext:value-type="float">
            <text:p>18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6348.0386066191" calcext:value-type="float">
            <text:p>16348,0386066191</text:p>
          </table:table-cell>
          <table:table-cell office:value-type="float" office:value="10601.0531619995" calcext:value-type="float">
            <text:p>10601,0531619995</text:p>
          </table:table-cell>
          <table:table-cell office:value-type="float" office:value="20244.6677120006" calcext:value-type="float">
            <text:p>20244,6677120006</text:p>
          </table:table-cell>
          <table:table-cell office:value-type="float" office:value="33611.7619047619" calcext:value-type="float">
            <text:p>33611,7619047619</text:p>
          </table:table-cell>
          <table:table-cell office:value-type="float" office:value="0.431602111863831" calcext:value-type="float">
            <text:p>0,431602111863831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2" office:value-type="float" office:value="19000" calcext:value-type="float">
            <text:p>19000</text:p>
          </table:table-cell>
          <table:table-cell table:number-columns-repeated="5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6642.681902" calcext:value-type="float">
            <text:p>16642,681902</text:p>
          </table:table-cell>
          <table:table-cell office:value-type="float" office:value="14723.6486129987" calcext:value-type="float">
            <text:p>14723,6486129987</text:p>
          </table:table-cell>
          <table:table-cell office:value-type="float" office:value="19398.535712" calcext:value-type="float">
            <text:p>19398,535712</text:p>
          </table:table-cell>
          <table:table-cell office:value-type="float" office:value="32526" calcext:value-type="float">
            <text:p>32526</text:p>
          </table:table-cell>
          <table:table-cell office:value-type="float" office:value="0.0924861668279639" calcext:value-type="float">
            <text:p>0,09248616682796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table:number-columns-repeated="7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2705.0488275401" calcext:value-type="float">
            <text:p>12705,0488275401</text:p>
          </table:table-cell>
          <table:table-cell office:value-type="float" office:value="1879.00608600103" calcext:value-type="float">
            <text:p>1879,00608600103</text:p>
          </table:table-cell>
          <table:table-cell office:value-type="float" office:value="19503.7827590004" calcext:value-type="float">
            <text:p>19503,7827590004</text:p>
          </table:table-cell>
          <table:table-cell office:value-type="float" office:value="28383" calcext:value-type="float">
            <text:p>28383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float" office:value="17000" calcext:value-type="float">
            <text:p>17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4069.9708954299" calcext:value-type="float">
            <text:p>14069,9708954299</text:p>
          </table:table-cell>
          <table:table-cell office:value-type="float" office:value="4823.02236100077" calcext:value-type="float">
            <text:p>4823,02236100077</text:p>
          </table:table-cell>
          <table:table-cell office:value-type="float" office:value="19601.3972829987" calcext:value-type="float">
            <text:p>19601,3972829987</text:p>
          </table:table-cell>
          <table:table-cell office:value-type="float" office:value="37846" calcext:value-type="float">
            <text:p>37846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table:number-columns-repeated="4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7323.6220247271" calcext:value-type="float">
            <text:p>17323,6220247271</text:p>
          </table:table-cell>
          <table:table-cell office:value-type="float" office:value="14506.8881839998" calcext:value-type="float">
            <text:p>14506,8881839998</text:p>
          </table:table-cell>
          <table:table-cell office:value-type="float" office:value="19389.5838139997" calcext:value-type="float">
            <text:p>19389,5838139997</text:p>
          </table:table-cell>
          <table:table-cell office:value-type="float" office:value="35471.0909090909" calcext:value-type="float">
            <text:p>35471,0909090909</text:p>
          </table:table-cell>
          <table:table-cell office:value-type="float" office:value="0.226077296690578" calcext:value-type="float">
            <text:p>0,2260772966905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8"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5916.44905191997" calcext:value-type="float">
            <text:p>5916,44905191997</text:p>
          </table:table-cell>
          <table:table-cell office:value-type="float" office:value="735.549409999294" calcext:value-type="float">
            <text:p>735,549409999294</text:p>
          </table:table-cell>
          <table:table-cell office:value-type="float" office:value="15682.9180260011" calcext:value-type="float">
            <text:p>15682,9180260011</text:p>
          </table:table-cell>
          <table:table-cell office:value-type="float" office:value="8500.8" calcext:value-type="float">
            <text:p>8500,8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8000" calcext:value-type="float">
            <text:p>8000</text:p>
          </table:table-cell>
          <table:table-cell office:value-type="float" office:value="9800" calcext:value-type="float">
            <text:p>9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4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13054.2170056799" calcext:value-type="float">
            <text:p>13054,2170056799</text:p>
          </table:table-cell>
          <table:table-cell office:value-type="float" office:value="1400.67181099948" calcext:value-type="float">
            <text:p>1400,67181099948</text:p>
          </table:table-cell>
          <table:table-cell office:value-type="float" office:value="21846.7092589999" calcext:value-type="float">
            <text:p>21846,7092589999</text:p>
          </table:table-cell>
          <table:table-cell office:value-type="float" office:value="11237.55" calcext:value-type="float">
            <text:p>11237,55</text:p>
          </table:table-cell>
          <table:table-cell office:value-type="float" office:value="1.02762407586627" calcext:value-type="float">
            <text:p>1,02762407586627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table:number-columns-repeated="7" office:value-type="float" office:value="22000" calcext:value-type="float">
            <text:p>22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3129.0338028187" calcext:value-type="float">
            <text:p>13129,0338028187</text:p>
          </table:table-cell>
          <table:table-cell office:value-type="float" office:value="735.549409999294" calcext:value-type="float">
            <text:p>735,549409999294</text:p>
          </table:table-cell>
          <table:table-cell office:value-type="float" office:value="21846.7092589999" calcext:value-type="float">
            <text:p>21846,7092589999</text:p>
          </table:table-cell>
          <table:table-cell office:value-type="float" office:value="21347.9598811293" calcext:value-type="float">
            <text:p>21347,9598811293</text:p>
          </table:table-cell>
          <table:table-cell office:value-type="float" office:value="6.91591003057996" calcext:value-type="float">
            <text:p>6,91591003057996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1000" calcext:value-type="float">
            <text:p>21000</text:p>
          </table:table-cell>
          <table:table-cell table:number-columns-repeated="4" office:value-type="float" office:value="22000" calcext:value-type="float">
            <text:p>22000</text:p>
          </table:table-cell>
        </table:table-row>
      </table:table>
      <table:table table:name="10_Python_noRedis_Locus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  <table:table-cell office:value-type="string" calcext:value-type="string">
            <text:p>Min Response Time</text:p>
          </table:table-cell>
          <table:table-cell office:value-type="string" calcext:value-type="string">
            <text:p>Max Response Time</text:p>
          </table:table-cell>
          <table:table-cell office:value-type="string" calcext:value-type="string">
            <text:p>Average Content Size</text:p>
          </table:table-cell>
          <table:table-cell office:value-type="string" calcext:value-type="string">
            <text:p>Requests/s</text:p>
          </table:table-cell>
          <table:table-cell office:value-type="string" calcext:value-type="string">
            <text:p>Failures/s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66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80%</text:p>
          </table:table-cell>
          <table:table-cell table:style-name="ce1" office:value-type="string" calcext:value-type="string">
            <text:p>90%</text:p>
          </table:table-cell>
          <table:table-cell table:style-name="ce1" office:value-type="string" calcext:value-type="string">
            <text:p>95%</text:p>
          </table:table-cell>
          <table:table-cell table:style-name="ce1" office:value-type="string" calcext:value-type="string">
            <text:p>98%</text:p>
          </table:table-cell>
          <table:table-cell table:style-name="ce1" office:value-type="string" calcext:value-type="string">
            <text:p>99%</text:p>
          </table:table-cell>
          <table:table-cell table:style-name="ce2" office:value-type="percentage" office:value="0.999" calcext:value-type="percentage">
            <text:p>99,90%</text:p>
          </table:table-cell>
          <table:table-cell table:style-name="ce2" office:value-type="percentage" office:value="0.9999" calcext:value-type="percentage">
            <text:p>99,99%</text:p>
          </table:table-cell>
          <table:table-cell table:style-name="ce1"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arlosruan12307?tab=repositori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59.34169145003" calcext:value-type="float">
            <text:p>1659,34169145003</text:p>
          </table:table-cell>
          <table:table-cell office:value-type="float" office:value="1204.64375200027" calcext:value-type="float">
            <text:p>1204,64375200027</text:p>
          </table:table-cell>
          <table:table-cell office:value-type="float" office:value="1955.20877200033" calcext:value-type="float">
            <text:p>1955,20877200033</text:p>
          </table:table-cell>
          <table:table-cell office:value-type="float" office:value="14327" calcext:value-type="float">
            <text:p>143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1900" calcext:value-type="float">
            <text:p>1900</text:p>
          </table:table-cell>
          <table:table-cell table:number-columns-repeated="6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covid19india/covid19india-reac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744.04250619991" calcext:value-type="float">
            <text:p>1744,04250619991</text:p>
          </table:table-cell>
          <table:table-cell office:value-type="float" office:value="1334.43516000079" calcext:value-type="float">
            <text:p>1334,43516000079</text:p>
          </table:table-cell>
          <table:table-cell office:value-type="float" office:value="2578.06655400054" calcext:value-type="float">
            <text:p>2578,06655400054</text:p>
          </table:table-cell>
          <table:table-cell office:value-type="float" office:value="19227" calcext:value-type="float">
            <text:p>19227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300" calcext:value-type="float">
            <text:p>2300</text:p>
          </table:table-cell>
          <table:table-cell table:number-columns-repeated="6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etcd-io/etc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355.98912100004" calcext:value-type="float">
            <text:p>2355,98912100004</text:p>
          </table:table-cell>
          <table:table-cell office:value-type="float" office:value="1356.84928499904" calcext:value-type="float">
            <text:p>1356,84928499904</text:p>
          </table:table-cell>
          <table:table-cell office:value-type="float" office:value="3353.36271300002" calcext:value-type="float">
            <text:p>3353,36271300002</text:p>
          </table:table-cell>
          <table:table-cell office:value-type="float" office:value="33354.55" calcext:value-type="float">
            <text:p>33354,55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2900" calcext:value-type="float">
            <text:p>2900</text:p>
          </table:table-cell>
          <table:table-cell office:value-type="float" office:value="3100" calcext:value-type="float">
            <text:p>3100</text:p>
          </table:table-cell>
          <table:table-cell office:value-type="float" office:value="3300" calcext:value-type="float">
            <text:p>3300</text:p>
          </table:table-cell>
          <table:table-cell table:number-columns-repeated="6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facebook/react-nativ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7276.4675734501" calcext:value-type="float">
            <text:p>17276,4675734501</text:p>
          </table:table-cell>
          <table:table-cell office:value-type="float" office:value="691.716981998979" calcext:value-type="float">
            <text:p>691,716981998979</text:p>
          </table:table-cell>
          <table:table-cell office:value-type="float" office:value="57356.1349359989" calcext:value-type="float">
            <text:p>57356,1349359989</text:p>
          </table:table-cell>
          <table:table-cell office:value-type="float" office:value="24040.8" calcext:value-type="float">
            <text:p>24040,8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34000" calcext:value-type="float">
            <text:p>34000</text:p>
          </table:table-cell>
          <table:table-cell table:number-columns-repeated="6"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macrozheng/mal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901.81580059989" calcext:value-type="float">
            <text:p>4901,81580059989</text:p>
          </table:table-cell>
          <table:table-cell office:value-type="float" office:value="1699.09187600024" calcext:value-type="float">
            <text:p>1699,09187600024</text:p>
          </table:table-cell>
          <table:table-cell office:value-type="float" office:value="57590.137788" calcext:value-type="float">
            <text:p>57590,137788</text:p>
          </table:table-cell>
          <table:table-cell office:value-type="float" office:value="32526" calcext:value-type="float">
            <text:p>32526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table:number-columns-repeated="6" office:value-type="float" office:value="58000" calcext:value-type="float">
            <text:p>58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spring-projects/spring-boo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899.91499428574" calcext:value-type="float">
            <text:p>1899,91499428574</text:p>
          </table:table-cell>
          <table:table-cell office:value-type="float" office:value="598.532960000739" calcext:value-type="float">
            <text:p>598,532960000739</text:p>
          </table:table-cell>
          <table:table-cell office:value-type="float" office:value="2614.96687399995" calcext:value-type="float">
            <text:p>2614,96687399995</text:p>
          </table:table-cell>
          <table:table-cell office:value-type="float" office:value="28383" calcext:value-type="float">
            <text:p>28383</text:p>
          </table:table-cell>
          <table:table-cell office:value-type="float" office:value="0.210841574929717" calcext:value-type="float">
            <text:p>0,210841574929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0" calcext:value-type="float">
            <text:p>2200</text:p>
          </table:table-cell>
          <table:table-cell table:number-columns-repeated="2" office:value-type="float" office:value="2300" calcext:value-type="float">
            <text:p>2300</text:p>
          </table:table-cell>
          <table:table-cell table:number-columns-repeated="2" office:value-type="float" office:value="2400" calcext:value-type="float">
            <text:p>2400</text:p>
          </table:table-cell>
          <table:table-cell table:number-columns-repeated="5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opics/aw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567.25057665017" calcext:value-type="float">
            <text:p>3567,25057665017</text:p>
          </table:table-cell>
          <table:table-cell office:value-type="float" office:value="1160.55979399971" calcext:value-type="float">
            <text:p>1160,55979399971</text:p>
          </table:table-cell>
          <table:table-cell office:value-type="float" office:value="4860.46744299892" calcext:value-type="float">
            <text:p>4860,46744299892</text:p>
          </table:table-cell>
          <table:table-cell office:value-type="float" office:value="37846" calcext:value-type="float">
            <text:p>37846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table:number-columns-repeated="6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github,com/twbs/bootstra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046.9041986501" calcext:value-type="float">
            <text:p>2046,9041986501</text:p>
          </table:table-cell>
          <table:table-cell office:value-type="float" office:value="1044.6904190012" calcext:value-type="float">
            <text:p>1044,6904190012</text:p>
          </table:table-cell>
          <table:table-cell office:value-type="float" office:value="2810.69076600033" calcext:value-type="float">
            <text:p>2810,69076600033</text:p>
          </table:table-cell>
          <table:table-cell office:value-type="float" office:value="36161.8" calcext:value-type="float">
            <text:p>36161,8</text:p>
          </table:table-cell>
          <table:table-cell office:value-type="float" office:value="0.200801499933064" calcext:value-type="float">
            <text:p>0,2008014999330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2400" calcext:value-type="float">
            <text:p>2400</text:p>
          </table:table-cell>
          <table:table-cell office:value-type="float" office:value="2600" calcext:value-type="float">
            <text:p>2600</text:p>
          </table:table-cell>
          <table:table-cell table:number-columns-repeated="6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news,ycombinator,com/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668.52910047846" calcext:value-type="float">
            <text:p>2668,52910047846</text:p>
          </table:table-cell>
          <table:table-cell office:value-type="float" office:value="735.455805999663" calcext:value-type="float">
            <text:p>735,455805999663</text:p>
          </table:table-cell>
          <table:table-cell office:value-type="float" office:value="6001.40129700048" calcext:value-type="float">
            <text:p>6001,40129700048</text:p>
          </table:table-cell>
          <table:table-cell office:value-type="float" office:value="18072.6086956522" calcext:value-type="float">
            <text:p>18072,6086956522</text:p>
          </table:table-cell>
          <table:table-cell office:value-type="float" office:value="0.230921724923023" calcext:value-type="float">
            <text:p>0,230921724923023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5900" calcext:value-type="float">
            <text:p>5900</text:p>
          </table:table-cell>
          <table:table-cell table:number-columns-repeated="7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?url=https://www,reddit,com/r/brdev/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8509.4975800414" calcext:value-type="float">
            <text:p>8509,4975800414</text:p>
          </table:table-cell>
          <table:table-cell office:value-type="float" office:value="1549.23883699848" calcext:value-type="float">
            <text:p>1549,23883699848</text:p>
          </table:table-cell>
          <table:table-cell office:value-type="float" office:value="20045.4535450008" calcext:value-type="float">
            <text:p>20045,4535450008</text:p>
          </table:table-cell>
          <table:table-cell office:value-type="float" office:value="10187.9166666667" calcext:value-type="float">
            <text:p>10187,9166666667</text:p>
          </table:table-cell>
          <table:table-cell office:value-type="float" office:value="0.240961799919677" calcext:value-type="float">
            <text:p>0,240961799919677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6200" calcext:value-type="float">
            <text:p>6200</text:p>
          </table:table-cell>
          <table:table-cell table:number-columns-repeated="9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Aggregated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4694.89690130771" calcext:value-type="float">
            <text:p>4694,89690130771</text:p>
          </table:table-cell>
          <table:table-cell office:value-type="float" office:value="598.532960000739" calcext:value-type="float">
            <text:p>598,532960000739</text:p>
          </table:table-cell>
          <table:table-cell office:value-type="float" office:value="57590.137788" calcext:value-type="float">
            <text:p>57590,137788</text:p>
          </table:table-cell>
          <table:table-cell office:value-type="float" office:value="25028.2980769231" calcext:value-type="float">
            <text:p>25028,2980769231</text:p>
          </table:table-cell>
          <table:table-cell office:value-type="float" office:value="2.08833559930386" calcext:value-type="float">
            <text:p>2,08833559930386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3800" calcext:value-type="float">
            <text:p>3800</text:p>
          </table:table-cell>
          <table:table-cell office:value-type="float" office:value="6000" calcext:value-type="float">
            <text:p>6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34000" calcext:value-type="float">
            <text:p>34000</text:p>
          </table:table-cell>
          <table:table-cell table:number-columns-repeated="3" office:value-type="float" office:value="58000" calcext:value-type="float">
            <text:p>5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20" number:min-decimal-places="20" number:min-integer-digits="1"/>
    </number:number-style>
    <number:number-style style:name="N107">
      <number:number number:decimal-places="0" number:min-decimal-places="0" number:min-integer-digits="2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04:04:04.960803092</dc:date>
    <meta:editing-duration>PT11M26S</meta:editing-duration>
    <meta:editing-cycles>2</meta:editing-cycles>
    <meta:generator>LibreOffice/7.3.7.2$Linux_X86_64 LibreOffice_project/30$Build-2</meta:generator>
    <meta:document-statistic meta:table-count="4" meta:cell-count="1526" meta:object-count="0"/>
  </office:meta>
</office:document-meta>
</file>